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1181in"/>
    </style:style>
    <style:style style:name="co5" style:family="table-column">
      <style:table-column-properties fo:break-before="auto" style:column-width="0.7453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0.2146in"/>
    </style:style>
    <style:style style:name="co8" style:family="table-column">
      <style:table-column-properties fo:break-before="auto" style:column-width="0.678in"/>
    </style:style>
    <style:style style:name="co9" style:family="table-column">
      <style:table-column-properties fo:break-before="auto" style:column-width="0.1283in"/>
    </style:style>
    <style:style style:name="co10" style:family="table-column">
      <style:table-column-properties fo:break-before="auto" style:column-width="0.602in"/>
    </style:style>
    <style:style style:name="co11" style:family="table-column">
      <style:table-column-properties fo:break-before="auto" style:column-width="0.1398in"/>
    </style:style>
    <style:style style:name="co12" style:family="table-column">
      <style:table-column-properties fo:break-before="auto" style:column-width="0.6563in"/>
    </style:style>
    <style:style style:name="co13" style:family="table-column">
      <style:table-column-properties fo:break-before="auto" style:column-width="0.8173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346in solid #000000"/>
      <style:text-properties fo:font-weight="bold" style:font-weight-asian="bold" style:font-weight-complex="bold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6">
      <style:table-cell-properties fo:border-bottom="none" style:text-align-source="fix" style:repeat-content="false" fo:border-left="none" fo:border-right="none" fo:border-top="0.0346in solid #000000"/>
      <style:paragraph-properties fo:text-align="center" fo:margin-left="0in"/>
    </style:style>
    <style:style style:name="ce6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346in solid #000000"/>
      <style:paragraph-properties fo:text-align="center" fo:margin-left="0in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">
      <style:table-cell-properties fo:border-bottom="none" style:text-align-source="fix" style:repeat-content="false" fo:border-left="none" fo:border-right="none" fo:border-top="0.0346in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8"/>
        <table:table-column table:style-name="co4" table:default-cell-style-name="Default"/>
        <table:table-column table:style-name="co5" table:default-cell-style-name="ce6"/>
        <table:table-column table:style-name="co6" table:default-cell-style-name="ce8"/>
        <table:table-column table:style-name="co7" table:default-cell-style-name="Default"/>
        <table:table-column table:style-name="co6" table:default-cell-style-name="ce6"/>
        <table:table-column table:style-name="co8" table:default-cell-style-name="ce8"/>
        <table:table-column table:style-name="co9" table:default-cell-style-name="Default"/>
        <table:table-column table:style-name="co10" table:default-cell-style-name="ce6"/>
        <table:table-column table:style-name="co8" table:default-cell-style-name="ce8"/>
        <table:table-column table:style-name="co11" table:default-cell-style-name="Default"/>
        <table:table-column table:style-name="co12" table:default-cell-style-name="ce6"/>
        <table:table-column table:style-name="co13" table:default-cell-style-name="ce8"/>
        <table:table-column table:style-name="co14" table:number-columns-repeated="1009" table:default-cell-style-name="Default"/>
        <table:table-row table:style-name="ro1">
          <table:table-cell table:style-name="ce1" office:value-type="string">
            <text:p>Sample</text:p>
          </table:table-cell>
          <table:table-cell table:style-name="ce3" office:value-type="string" table:number-columns-spanned="2" table:number-rows-spanned="1">
            <text:p>hNu</text:p>
          </table:table-cell>
          <table:covered-table-cell table:style-name="ce7"/>
          <table:table-cell table:style-name="ce7"/>
          <table:table-cell table:style-name="ce3" office:value-type="string" table:number-columns-spanned="2" table:number-rows-spanned="1">
            <text:p>hNuJEShi</text:p>
          </table:table-cell>
          <table:covered-table-cell table:style-name="ce7"/>
          <table:table-cell table:style-name="ce7"/>
          <table:table-cell table:style-name="ce3" office:value-type="string" table:number-columns-spanned="2" table:number-rows-spanned="1">
            <text:p>hNuJESlo</text:p>
          </table:table-cell>
          <table:covered-table-cell table:style-name="ce7"/>
          <table:table-cell table:style-name="ce7"/>
          <table:table-cell table:style-name="ce3" office:value-type="string" table:number-columns-spanned="2" table:number-rows-spanned="1">
            <text:p>hNuMEShi</text:p>
          </table:table-cell>
          <table:covered-table-cell table:style-name="ce7"/>
          <table:table-cell table:style-name="ce7"/>
          <table:table-cell table:style-name="ce3" office:value-type="string" table:number-columns-spanned="2" table:number-rows-spanned="1">
            <text:p>hNuMESlo</text:p>
          </table:table-cell>
          <table:covered-table-cell table:style-name="ce7"/>
          <table:table-cell table:style-name="ce1" table:number-columns-repeated="1009"/>
        </table:table-row>
        <table:table-row table:style-name="ro1">
          <table:table-cell office:value-type="string">
            <text:p>TTbar</text:p>
          </table:table-cell>
          <table:table-cell table:style-name="ce4" office:value-type="float" office:value="1.025">
            <text:p>1.02500</text:p>
          </table:table-cell>
          <table:table-cell office:value-type="float" office:value="198">
            <text:p>198</text:p>
          </table:table-cell>
          <table:table-cell/>
          <table:table-cell table:style-name="ce4" office:value-type="float" office:value="1.139">
            <text:p>1.13900</text:p>
          </table:table-cell>
          <table:table-cell table:style-name="ce10" table:formula="of:=([.E2]-[.$B2])/[.$B2]" office:value-type="percentage" office:value="0.111219512195122">
            <text:p>11.12%</text:p>
          </table:table-cell>
          <table:table-cell/>
          <table:table-cell table:style-name="ce4" office:value-type="float" office:value="0.9321">
            <text:p>0.93210</text:p>
          </table:table-cell>
          <table:table-cell table:style-name="ce10" table:formula="of:=([.H2]-[.$B2])/[.$B2]" office:value-type="percentage" office:value="-0.0906341463414633">
            <text:p>-9.06%</text:p>
          </table:table-cell>
          <table:table-cell/>
          <table:table-cell table:style-name="ce4" office:value-type="float" office:value="1.067">
            <text:p>1.06700</text:p>
          </table:table-cell>
          <table:table-cell table:style-name="ce10" table:formula="of:=([.K2]-[.$B2])/[.$B2]" office:value-type="percentage" office:value="0.0409756097560976">
            <text:p>4.10%</text:p>
          </table:table-cell>
          <table:table-cell/>
          <table:table-cell table:style-name="ce4" office:value-type="float" office:value="0.9735">
            <text:p>0.97350</text:p>
          </table:table-cell>
          <table:table-cell table:style-name="ce10" table:formula="of:=([.N2]-[.$B2])/[.$B2]" office:value-type="percentage" office:value="-0.0502439024390243">
            <text:p>-5.02%</text:p>
          </table:table-cell>
          <table:table-cell table:number-columns-repeated="1009"/>
        </table:table-row>
        <table:table-row table:style-name="ro2">
          <table:table-cell office:value-type="string">
            <text:p>W+Jets</text:p>
          </table:table-cell>
          <table:table-cell table:style-name="ce4" office:value-type="float" office:value="0.02202">
            <text:p>0.02202</text:p>
          </table:table-cell>
          <table:table-cell office:value-type="float" office:value="2">
            <text:p>2</text:p>
          </table:table-cell>
          <table:table-cell/>
          <table:table-cell table:style-name="ce4" office:value-type="float" office:value="0.02202">
            <text:p>0.02202</text:p>
          </table:table-cell>
          <table:table-cell table:style-name="ce10" table:formula="of:=([.E3]-[.$B3])/[.$B3]" office:value-type="percentage" office:value="0">
            <text:p>0.00%</text:p>
          </table:table-cell>
          <table:table-cell/>
          <table:table-cell table:style-name="ce4" office:value-type="float" office:value="0.02202">
            <text:p>0.02202</text:p>
          </table:table-cell>
          <table:table-cell table:style-name="ce10" table:formula="of:=([.H3]-[.$B3])/[.$B3]" office:value-type="percentage" office:value="0">
            <text:p>0.00%</text:p>
          </table:table-cell>
          <table:table-cell/>
          <table:table-cell table:style-name="ce4" office:value-type="float" office:value="0.02202">
            <text:p>0.02202</text:p>
          </table:table-cell>
          <table:table-cell table:style-name="ce10" table:formula="of:=([.K3]-[.$B3])/[.$B3]" office:value-type="percentage" office:value="0">
            <text:p>0.00%</text:p>
          </table:table-cell>
          <table:table-cell/>
          <table:table-cell table:style-name="ce4" office:value-type="float" office:value="0.02202">
            <text:p>0.02202</text:p>
          </table:table-cell>
          <table:table-cell table:style-name="ce10" table:formula="of:=([.N3]-[.$B3])/[.$B3]" office:value-type="percentage" office:value="0">
            <text:p>0.00%</text:p>
          </table:table-cell>
          <table:table-cell table:number-columns-repeated="1009"/>
        </table:table-row>
        <table:table-row table:style-name="ro2">
          <table:table-cell office:value-type="string">
            <text:p>VV</text:p>
          </table:table-cell>
          <table:table-cell table:style-name="ce4" office:value-type="float" office:value="0.03682">
            <text:p>0.03682</text:p>
          </table:table-cell>
          <table:table-cell office:value-type="float" office:value="139">
            <text:p>139</text:p>
          </table:table-cell>
          <table:table-cell/>
          <table:table-cell table:style-name="ce4" office:value-type="float" office:value="0.03924">
            <text:p>0.03924</text:p>
          </table:table-cell>
          <table:table-cell table:style-name="ce10" table:formula="of:=([.E4]-[.$B4])/[.$B4]" office:value-type="percentage" office:value="0.0657251493753394">
            <text:p>6.57%</text:p>
          </table:table-cell>
          <table:table-cell/>
          <table:table-cell table:style-name="ce4" office:value-type="float" office:value="0.03211">
            <text:p>0.03211</text:p>
          </table:table-cell>
          <table:table-cell table:style-name="ce10" table:formula="of:=([.H4]-[.$B4])/[.$B4]" office:value-type="percentage" office:value="-0.127919608908202">
            <text:p>-12.79%</text:p>
          </table:table-cell>
          <table:table-cell/>
          <table:table-cell table:style-name="ce4" office:value-type="float" office:value="0.03693">
            <text:p>0.03693</text:p>
          </table:table-cell>
          <table:table-cell table:style-name="ce10" table:formula="of:=([.K4]-[.$B4])/[.$B4]" office:value-type="percentage" office:value="0.00298750678978813">
            <text:p>0.30%</text:p>
          </table:table-cell>
          <table:table-cell/>
          <table:table-cell table:style-name="ce4" office:value-type="float" office:value="0.03597">
            <text:p>0.03597</text:p>
          </table:table-cell>
          <table:table-cell table:style-name="ce10" table:formula="of:=([.N4]-[.$B4])/[.$B4]" office:value-type="percentage" office:value="-0.0230852797392722">
            <text:p>-2.31%</text:p>
          </table:table-cell>
          <table:table-cell table:number-columns-repeated="1009"/>
        </table:table-row>
        <table:table-row table:style-name="ro1">
          <table:table-cell office:value-type="string">
            <text:p>tW</text:p>
          </table:table-cell>
          <table:table-cell table:style-name="ce4" office:value-type="float" office:value="0.0285">
            <text:p>0.02850</text:p>
          </table:table-cell>
          <table:table-cell office:value-type="float" office:value="37">
            <text:p>37</text:p>
          </table:table-cell>
          <table:table-cell/>
          <table:table-cell table:style-name="ce4" office:value-type="float" office:value="0.03235">
            <text:p>0.03235</text:p>
          </table:table-cell>
          <table:table-cell table:style-name="ce10" table:formula="of:=([.E5]-[.$B5])/[.$B5]" office:value-type="percentage" office:value="0.135087719298246">
            <text:p>13.51%</text:p>
          </table:table-cell>
          <table:table-cell/>
          <table:table-cell table:style-name="ce4" office:value-type="float" office:value="0.02388">
            <text:p>0.02388</text:p>
          </table:table-cell>
          <table:table-cell table:style-name="ce10" table:formula="of:=([.H5]-[.$B5])/[.$B5]" office:value-type="percentage" office:value="-0.162105263157895">
            <text:p>-16.21%</text:p>
          </table:table-cell>
          <table:table-cell/>
          <table:table-cell table:style-name="ce4" office:value-type="float" office:value="0.03081">
            <text:p>0.03081</text:p>
          </table:table-cell>
          <table:table-cell table:style-name="ce10" table:formula="of:=([.K5]-[.$B5])/[.$B5]" office:value-type="percentage" office:value="0.0810526315789475">
            <text:p>8.11%</text:p>
          </table:table-cell>
          <table:table-cell/>
          <table:table-cell table:style-name="ce4" office:value-type="float" office:value="0.02619">
            <text:p>0.02619</text:p>
          </table:table-cell>
          <table:table-cell table:style-name="ce10" table:formula="of:=([.N5]-[.$B5])/[.$B5]" office:value-type="percentage" office:value="-0.0810526315789473">
            <text:p>-8.11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TOTAL</text:p>
          </table:table-cell>
          <table:table-cell table:style-name="ce5" table:formula="of:=SUM([.B1:.B5])" office:value-type="float" office:value="1.11234">
            <text:p>1.112</text:p>
          </table:table-cell>
          <table:table-cell table:style-name="ce9" table:number-columns-repeated="2"/>
          <table:table-cell table:style-name="ce5" table:formula="of:=SUM([.E1:.E5])" office:value-type="float" office:value="1.23261">
            <text:p>1.233</text:p>
          </table:table-cell>
          <table:table-cell table:style-name="ce11" table:formula="of:=([.E6]-[.$B6])/[.$B6]" office:value-type="percentage" office:value="0.108123415502454">
            <text:p>10.81%</text:p>
          </table:table-cell>
          <table:table-cell table:style-name="ce9"/>
          <table:table-cell table:style-name="ce5" table:formula="of:=SUM([.H1:.H5])" office:value-type="float" office:value="1.01011">
            <text:p>1.010</text:p>
          </table:table-cell>
          <table:table-cell table:style-name="ce11" table:formula="of:=([.H6]-[.$B6])/[.$B6]" office:value-type="percentage" office:value="-0.0919053526799358">
            <text:p>-9.19%</text:p>
          </table:table-cell>
          <table:table-cell table:style-name="ce9"/>
          <table:table-cell table:style-name="ce5" table:formula="of:=SUM([.K1:.K5])" office:value-type="float" office:value="1.15676">
            <text:p>1.157</text:p>
          </table:table-cell>
          <table:table-cell table:style-name="ce11" table:formula="of:=([.K6]-[.$B6])/[.$B6]" office:value-type="percentage" office:value="0.0399338331805025">
            <text:p>3.99%</text:p>
          </table:table-cell>
          <table:table-cell table:style-name="ce9"/>
          <table:table-cell table:style-name="ce5" table:formula="of:=SUM([.N1:.N5])" office:value-type="float" office:value="1.05768">
            <text:p>1.058</text:p>
          </table:table-cell>
          <table:table-cell table:style-name="ce11" table:formula="of:=([.N6]-[.$B6])/[.$B6]" office:value-type="percentage" office:value="-0.0491396515453907">
            <text:p>-4.91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string">
            <text:p>WJ+VV+tW</text:p>
          </table:table-cell>
          <table:table-cell table:style-name="ce4" table:formula="of:=SUM([.B3:.B5])" office:value-type="float" office:value="0.08734">
            <text:p>0.08734</text:p>
          </table:table-cell>
          <table:table-cell/>
          <table:table-cell table:style-name="ce8"/>
          <table:table-cell table:style-name="ce4" table:formula="of:=SUM([.E3:.E5])" office:value-type="float" office:value="0.09361">
            <text:p>0.09361</text:p>
          </table:table-cell>
          <table:table-cell table:style-name="ce12" table:formula="of:=([.E8]-[.$B8])/[.$B8]" office:value-type="percentage" office:value="0.0717884130982369">
            <text:p>7.18%</text:p>
          </table:table-cell>
          <table:table-cell table:style-name="ce8"/>
          <table:table-cell table:style-name="ce4" table:formula="of:=SUM([.H3:.H5])" office:value-type="float" office:value="0.07801">
            <text:p>0.07801</text:p>
          </table:table-cell>
          <table:table-cell table:style-name="ce12" table:formula="of:=([.H8]-[.$B8])/[.$B8]" office:value-type="percentage" office:value="-0.106823906572017">
            <text:p>-10.68%</text:p>
          </table:table-cell>
          <table:table-cell table:style-name="ce8"/>
          <table:table-cell table:style-name="ce4" table:formula="of:=SUM([.K3:.K5])" office:value-type="float" office:value="0.08976">
            <text:p>0.08976</text:p>
          </table:table-cell>
          <table:table-cell table:style-name="ce12" table:formula="of:=([.K8]-[.$B8])/[.$B8]" office:value-type="percentage" office:value="0.0277078085642318">
            <text:p>2.77%</text:p>
          </table:table-cell>
          <table:table-cell table:style-name="ce8"/>
          <table:table-cell table:style-name="ce4" table:formula="of:=SUM([.N3:.N5])" office:value-type="float" office:value="0.08418">
            <text:p>0.08418</text:p>
          </table:table-cell>
          <table:table-cell table:style-name="ce12" table:formula="of:=([.N8]-[.$B8])/[.$B8]" office:value-type="percentage" office:value="-0.0361804442408976">
            <text:p>-3.62%</text:p>
          </table:table-cell>
          <table:table-cell table:number-columns-repeated="1009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3:0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3-27T03:01:52</dc:date>
    <dc:creator>Phillip Dudero</dc:creator>
    <meta:generator>OpenOffice.org/3.1$Linux OpenOffice.org_project/310m19$Build-9420</meta:generator>
    <meta:editing-duration>PT35H47M09S</meta:editing-duration>
    <meta:editing-cycles>4</meta:editing-cycles>
    <meta:document-statistic meta:table-count="1" meta:cell-count="70" meta:object-count="0"/>
  </office:meta>
</office:document-meta>
</file>